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96000000965513D7A37BF3C7DC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jf open 粉圓 1.13" svg:font-family="'jf open 粉圓 1.1'"/>
    <style:font-face style:name="Noto Sans CJK TC1" svg:font-family="'Noto Sans CJK TC'" style:font-family-generic="swiss"/>
    <style:font-face style:name="Liberation Mono" svg:font-family="'Liberation Mono'" style:font-family-generic="modern" style:font-pitch="fixed"/>
    <style:font-face style:name="Noto Sans Mono CJK TC" svg:font-family="'Noto Sans Mono CJK TC'" style:font-family-generic="modern" style:font-pitch="fixed"/>
    <style:font-face style:name="jf open 粉圓 1.12" svg:font-family="'jf open 粉圓 1.1'" style:font-pitch="variable"/>
    <style:font-face style:name="jf open 粉圓 1.11" svg:font-family="'jf open 粉圓 1.1'" style:font-adornments="粗體" style:font-pitch="variable"/>
    <style:font-face style:name="jf open 粉圓 1.1" svg:font-family="'jf open 粉圓 1.1'" style:font-adornments="義式粗斜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3.316cm"/>
    </style:style>
    <style:style style:name="表格1.B" style:family="table-column">
      <style:table-column-properties style:column-width="3.087cm"/>
    </style:style>
    <style:style style:name="表格1.C" style:family="table-column">
      <style:table-column-properties style:column-width="10.61cm"/>
    </style:style>
    <style:style style:name="表格1.1" style:family="table-row">
      <style:table-row-properties style:min-row-height="1.48cm"/>
    </style:style>
    <style:style style:name="表格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表格1.C1" style:family="table-cell">
      <style:table-cell-properties style:vertical-align="middle" fo:padding="0.097cm" fo:border="0.5pt solid #000000" style:writing-mode="page"/>
    </style:style>
    <style:style style:name="表格1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表格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表格2" style:family="table">
      <style:table-properties style:width="17.01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2.A" style:family="table-column">
      <style:table-column-properties style:column-width="1.402cm"/>
    </style:style>
    <style:style style:name="表格2.B" style:family="table-column">
      <style:table-column-properties style:column-width="5.001cm"/>
    </style:style>
    <style:style style:name="表格2.C" style:family="table-column">
      <style:table-column-properties style:column-width="10.61cm"/>
    </style:style>
    <style:style style:name="表格2.A1" style:family="table-cell">
      <style:table-cell-properties style:vertical-align="middle" fo:padding="0.097cm" fo:border="0.5pt solid #000000" style:writing-mode="page"/>
    </style:style>
    <style:style style:name="表格2.2" style:family="table-row">
      <style:table-row-properties fo:background-color="transparent" fo:keep-together="auto">
        <style:background-image/>
      </style:table-row-properties>
    </style:style>
    <style:style style:name="表格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表格2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表格2.3" style:family="table-row">
      <style:table-row-properties style:min-row-height="1.058cm"/>
    </style:style>
    <style:style style:name="表格2.A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表格2.B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表格2.C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表格2.A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表格2.B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表格2.C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表格2.A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表格2.B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表格2.C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表格2.A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表格2.B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表格2.C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表格2.A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表格2.B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表格2.C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表格2.A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表格2.B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表格2.C8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表格2.A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表格2.B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表格2.C9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表格2.A1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表格2.B1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表格2.C10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表格2.A1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表格2.B1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表格2.C11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表格2.A1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表格2.B1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表格2.C1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表格2.A1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表格2.B1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表格2.C1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表格2.14" style:family="table-row">
      <style:table-row-properties style:min-row-height="2.593cm"/>
    </style:style>
    <style:style style:name="表格2.A1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表格2.B1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表格2.C1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表格2.A1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表格2.B1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表格2.C1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表格2.16" style:family="table-row">
      <style:table-row-properties style:min-row-height="1.914cm"/>
    </style:style>
    <style:style style:name="表格2.A1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表格2.B16" style:family="table-cell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表格2.C1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表格2.17" style:family="table-row">
      <style:table-row-properties style:min-row-height="5.583cm"/>
    </style:style>
    <style:style style:name="表格2.A1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表格2.B1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表格2.C1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表格2.18" style:family="table-row">
      <style:table-row-properties style:min-row-height="5.503cm"/>
    </style:style>
    <style:style style:name="表格2.A1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表格2.B1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表格2.C18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表格2.A1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表格2.B1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表格2.C19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表格5" style:family="table">
      <style:table-properties style:width="17.013cm" fo:margin-left="0cm" fo:break-before="page" table:align="left"/>
    </style:style>
    <style:style style:name="表格5.A" style:family="table-column">
      <style:table-column-properties style:column-width="3.096cm"/>
    </style:style>
    <style:style style:name="表格5.B" style:family="table-column">
      <style:table-column-properties style:column-width="3.323cm"/>
    </style:style>
    <style:style style:name="表格5.C" style:family="table-column">
      <style:table-column-properties style:column-width="10.594cm"/>
    </style:style>
    <style:style style:name="表格5.1" style:family="table-row">
      <style:table-row-properties style:min-row-height="1.058cm"/>
    </style:style>
    <style:style style:name="表格5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表格5.C1" style:family="table-cell">
      <style:table-cell-properties style:vertical-align="middle" fo:padding="0.097cm" fo:border="0.5pt solid #000000" style:writing-mode="page"/>
    </style:style>
    <style:style style:name="表格5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表格5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表格3" style:family="table">
      <style:table-properties style:width="17.013cm" fo:margin-left="0cm" table:align="left"/>
    </style:style>
    <style:style style:name="表格3.A" style:family="table-column">
      <style:table-column-properties style:column-width="3.187cm"/>
    </style:style>
    <style:style style:name="表格3.B" style:family="table-column">
      <style:table-column-properties style:column-width="1.707cm"/>
    </style:style>
    <style:style style:name="表格3.C" style:family="table-column">
      <style:table-column-properties style:column-width="1.48cm"/>
    </style:style>
    <style:style style:name="表格3.D" style:family="table-column">
      <style:table-column-properties style:column-width="10.638cm"/>
    </style:style>
    <style:style style:name="表格3.1" style:family="table-row">
      <style:table-row-properties style:min-row-height="1.058cm"/>
    </style:style>
    <style:style style:name="表格3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表格3.C1" style:family="table-cell">
      <style:table-cell-properties style:vertical-align="middle" fo:padding="0.097cm" fo:border="0.5pt solid #000000" style:writing-mode="page"/>
    </style:style>
    <style:style style:name="表格3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表格3.D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ing_20_2" style:master-page-name="">
      <style:paragraph-properties fo:margin-top="0.55cm" fo:margin-bottom="0.409cm" loext:contextual-spacing="false" style:page-number="auto" fo:break-before="page">
        <style:tab-stops/>
      </style:paragraph-properties>
      <style:text-properties officeooo:rsid="00105a22" officeooo:paragraph-rsid="00350e0f"/>
    </style:style>
    <style:style style:name="P2" style:family="paragraph" style:parent-style-name="Standard">
      <style:text-properties style:font-name="jf open 粉圓 1.12" fo:font-size="14pt" style:font-name-asian="jf open 粉圓 1.12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jf open 粉圓 1.12" fo:font-size="14pt" officeooo:paragraph-rsid="001dd1e5" style:font-name-asian="jf open 粉圓 1.12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jf open 粉圓 1.12" fo:font-size="14pt" officeooo:paragraph-rsid="00419a75" style:font-name-asian="jf open 粉圓 1.12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jf open 粉圓 1.12" fo:font-size="14pt" style:font-name-asian="jf open 粉圓 1.12" style:font-size-asian="14pt" style:font-size-complex="14pt"/>
    </style:style>
    <style:style style:name="P6" style:family="paragraph" style:parent-style-name="Standard">
      <style:text-properties style:font-name="jf open 粉圓 1.12" fo:font-size="14pt" officeooo:rsid="00419a75" style:font-name-asian="jf open 粉圓 1.12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jf open 粉圓 1.12" fo:font-size="14pt" officeooo:rsid="0029159e" officeooo:paragraph-rsid="0029159e" style:font-name-asian="jf open 粉圓 1.12" style:font-size-asian="14pt" style:font-name-complex="jf open 粉圓 1.13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jf open 粉圓 1.12" fo:font-size="14pt" officeooo:rsid="00233146" officeooo:paragraph-rsid="0024cb0d" style:font-name-asian="jf open 粉圓 1.12" style:font-size-asian="14pt" style:font-name-complex="Noto Sans CJK TC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jf open 粉圓 1.12" fo:font-size="14pt" officeooo:rsid="004a1e75" officeooo:paragraph-rsid="001dd1e5" fo:background-color="transparent" style:font-name-asian="jf open 粉圓 1.12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jf open 粉圓 1.12" fo:font-size="14pt" officeooo:rsid="004a1e75" officeooo:paragraph-rsid="003b88a7" fo:background-color="transparent" style:font-name-asian="jf open 粉圓 1.12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jf open 粉圓 1.12" fo:font-size="14pt" officeooo:rsid="004a1e75" officeooo:paragraph-rsid="003e0820" fo:background-color="transparent" style:font-name-asian="jf open 粉圓 1.12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jf open 粉圓 1.12" fo:font-size="14pt" officeooo:rsid="004b5158" officeooo:paragraph-rsid="001dd1e5" fo:background-color="transparent" style:font-name-asian="jf open 粉圓 1.12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jf open 粉圓 1.12" fo:font-size="14pt" officeooo:rsid="00233146" officeooo:paragraph-rsid="0024cb0d" fo:background-color="transparent" style:font-name-asian="jf open 粉圓 1.12" style:font-size-asian="14pt" style:font-name-complex="Noto Sans CJK TC" style:font-size-complex="14pt"/>
    </style:style>
    <style:style style:name="P14" style:family="paragraph" style:parent-style-name="Table_20_Contents">
      <style:paragraph-properties fo:text-align="start" style:justify-single-word="false"/>
      <style:text-properties fo:color="#3465a4" style:font-name="jf open 粉圓 1.12" fo:font-size="20pt" officeooo:paragraph-rsid="001dd1e5" style:font-name-asian="jf open 粉圓 1.12" style:font-size-asian="20pt" style:font-size-complex="20pt"/>
    </style:style>
    <style:style style:name="P15" style:family="paragraph" style:parent-style-name="Table_20_Contents">
      <style:text-properties fo:color="#3465a4" style:font-name="jf open 粉圓 1.12" fo:font-size="20pt" officeooo:paragraph-rsid="002c28c4" style:font-name-asian="jf open 粉圓 1.12" style:font-size-asian="20pt" style:font-size-complex="20pt"/>
    </style:style>
    <style:style style:name="P16" style:family="paragraph" style:parent-style-name="Table_20_Contents">
      <style:text-properties fo:color="#3465a4" style:font-name="jf open 粉圓 1.12" fo:font-size="20pt" officeooo:paragraph-rsid="0047a30c" style:font-name-asian="jf open 粉圓 1.12" style:font-size-asian="20pt" style:font-size-complex="20pt"/>
    </style:style>
    <style:style style:name="P17" style:family="paragraph" style:parent-style-name="Table_20_Contents">
      <style:text-properties style:font-name="jf open 粉圓 1.12" fo:font-size="14pt" style:font-name-asian="jf open 粉圓 1.12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jf open 粉圓 1.12" fo:font-size="14pt" officeooo:rsid="00419a75" officeooo:paragraph-rsid="00419a75" style:font-name-asian="jf open 粉圓 1.12" style:font-size-asian="14pt" style:font-size-complex="14pt"/>
    </style:style>
    <style:style style:name="P19" style:family="paragraph" style:parent-style-name="Table_20_Contents">
      <style:text-properties style:font-name="jf open 粉圓 1.12" fo:font-size="14pt" officeooo:paragraph-rsid="00320615" style:font-name-asian="jf open 粉圓 1.12" style:font-size-asian="14pt" style:font-size-complex="14pt"/>
    </style:style>
    <style:style style:name="P20" style:family="paragraph" style:parent-style-name="Table_20_Contents">
      <style:text-properties style:font-name="jf open 粉圓 1.12" fo:font-size="14pt" officeooo:paragraph-rsid="002f3026" style:font-name-asian="jf open 粉圓 1.12" style:font-size-asian="14pt" style:font-size-complex="14pt"/>
    </style:style>
    <style:style style:name="P21" style:family="paragraph" style:parent-style-name="Table_20_Contents">
      <style:text-properties style:font-name="jf open 粉圓 1.12" fo:font-size="14pt" officeooo:paragraph-rsid="00307b40" style:font-name-asian="jf open 粉圓 1.12" style:font-size-asian="14pt" style:font-size-complex="14pt"/>
    </style:style>
    <style:style style:name="P22" style:family="paragraph" style:parent-style-name="Table_20_Contents">
      <style:text-properties style:font-name="jf open 粉圓 1.12" fo:font-size="14pt" officeooo:paragraph-rsid="004a296a" style:font-name-asian="jf open 粉圓 1.12" style:font-size-asian="14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jf open 粉圓 1.12" fo:font-size="14pt" officeooo:rsid="004a1e75" officeooo:paragraph-rsid="001dd1e5" fo:background-color="transparent" style:font-name-asian="jf open 粉圓 1.12" style:font-size-asian="14pt" style:font-size-complex="14pt"/>
    </style:style>
    <style:style style:name="P24" style:family="paragraph" style:parent-style-name="Table_20_Contents">
      <style:paragraph-properties fo:text-align="start" style:justify-single-word="false"/>
      <style:text-properties style:font-name="jf open 粉圓 1.12" fo:font-size="14pt" officeooo:rsid="004a1e75" officeooo:paragraph-rsid="001dd1e5" fo:background-color="transparent" style:font-name-asian="jf open 粉圓 1.12" style:font-size-asian="14pt" style:font-size-complex="14pt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jf open 粉圓 1.12" fo:font-size="14pt" officeooo:paragraph-rsid="001dd1e5" style:font-name-asian="jf open 粉圓 1.12" style:font-size-asian="14pt" style:font-size-complex="14pt"/>
    </style:style>
    <style:style style:name="P26" style:family="paragraph" style:parent-style-name="Text_20_body">
      <style:text-properties style:font-name="jf open 粉圓 1.12" fo:font-size="14pt" officeooo:rsid="002f3026" officeooo:paragraph-rsid="00320615" style:font-name-asian="jf open 粉圓 1.12" style:font-size-asian="14pt" style:font-name-complex="OpenSymbol1" style:font-size-complex="14pt"/>
    </style:style>
    <style:style style:name="P27" style:family="paragraph" style:parent-style-name="Text_20_body">
      <style:paragraph-properties fo:text-align="start" style:justify-single-word="false"/>
      <style:text-properties style:font-name="jf open 粉圓 1.12" fo:font-size="14pt" officeooo:rsid="004a1e75" officeooo:paragraph-rsid="00484e83" fo:background-color="transparent" style:font-name-asian="jf open 粉圓 1.12" style:font-size-asian="14pt" style:font-name-complex="Noto Sans CJK TC" style:font-size-complex="14pt"/>
    </style:style>
    <style:style style:name="P28" style:family="paragraph" style:parent-style-name="Text_20_body">
      <style:paragraph-properties fo:text-align="center" style:justify-single-word="false"/>
      <style:text-properties fo:color="#2a9d8f" style:font-name="jf open 粉圓 1.1" fo:font-size="18pt" fo:font-style="normal" fo:font-weight="normal" officeooo:rsid="00105a22" officeooo:paragraph-rsid="004469b6" style:font-name-asian="jf open 粉圓 1.11" style:font-size-asian="18pt" style:font-weight-asian="normal" style:font-name-complex="Noto Sans CJK TC" style:font-size-complex="18pt" style:font-weight-complex="bold"/>
    </style:style>
    <style:style style:name="P29" style:family="paragraph" style:parent-style-name="Text_20_body">
      <style:paragraph-properties fo:text-align="center" style:justify-single-word="false"/>
      <style:text-properties fo:color="#2a9d8f" style:font-name="jf open 粉圓 1.1" fo:font-size="18pt" fo:font-style="normal" fo:font-weight="normal" officeooo:rsid="00105a22" officeooo:paragraph-rsid="0044bc18" style:font-name-asian="jf open 粉圓 1.11" style:font-size-asian="18pt" style:font-weight-asian="normal" style:font-name-complex="Noto Sans CJK TC" style:font-size-complex="18pt" style:font-weight-complex="bold"/>
    </style:style>
    <style:style style:name="P30" style:family="paragraph" style:parent-style-name="Text_20_body">
      <style:paragraph-properties fo:text-align="center" style:justify-single-word="false"/>
      <style:text-properties fo:color="#2a9d8f" style:font-name="jf open 粉圓 1.1" fo:font-size="11.3999996185303pt" fo:font-style="normal" fo:font-weight="normal" officeooo:rsid="00105a22" officeooo:paragraph-rsid="004469b6" style:font-name-asian="jf open 粉圓 1.11" style:font-size-asian="10pt" style:font-weight-asian="normal" style:font-name-complex="Noto Sans CJK TC" style:font-size-complex="11.3999996185303pt" style:font-weight-complex="bold"/>
    </style:style>
    <style:style style:name="P31" style:family="paragraph" style:parent-style-name="Text_20_body">
      <style:text-properties officeooo:paragraph-rsid="00484e83"/>
    </style:style>
    <style:style style:name="P32" style:family="paragraph" style:parent-style-name="Text_20_body">
      <style:text-properties style:font-name="jf open 粉圓 1.12" fo:font-size="14pt" style:font-name-asian="jf open 粉圓 1.12" style:font-size-asian="14pt" style:font-size-complex="14pt"/>
    </style:style>
    <style:style style:name="T1" style:family="text">
      <style:text-properties officeooo:rsid="004d39d4"/>
    </style:style>
    <style:style style:name="T2" style:family="text">
      <style:text-properties officeooo:rsid="002d3b12" style:font-name-complex="OpenSymbol1"/>
    </style:style>
    <style:style style:name="T3" style:family="text">
      <style:text-properties officeooo:rsid="002d3b12" style:font-name-complex="jf open 粉圓 1.13"/>
    </style:style>
    <style:style style:name="T4" style:family="text">
      <style:text-properties officeooo:rsid="002d3b12" style:font-name-complex="Noto Sans CJK TC"/>
    </style:style>
    <style:style style:name="T5" style:family="text">
      <style:text-properties officeooo:rsid="002d3b12"/>
    </style:style>
    <style:style style:name="T6" style:family="text">
      <style:text-properties fo:color="#ffffff"/>
    </style:style>
    <style:style style:name="T7" style:family="text">
      <style:text-properties officeooo:rsid="004b9592"/>
    </style:style>
    <style:style style:name="T8" style:family="text">
      <style:text-properties fo:color="#5983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陳宏彰的學習歷程自述</text:h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table:number-rows-spanned="4" office:value-type="string">
            <text:p text:style-name="P14"/>
            <text:p text:style-name="P14">個人特質</text:p>
          </table:table-cell>
          <table:table-cell table:style-name="表格1.A1" office:value-type="string">
            <text:p text:style-name="P3">對世界充滿好奇</text:p>
          </table:table-cell>
          <table:table-cell table:style-name="表格1.C1" office:value-type="string">
            <text:p text:style-name="P3">從小我就是十萬個為什麼，爸爸外商公司軟體主管，能滿足我個各種問題。</text:p>
          </table:table-cell>
        </table:table-row>
        <table:table-row table:style-name="表格1.1">
          <table:covered-table-cell/>
          <table:table-cell table:style-name="表格1.B2" office:value-type="string">
            <text:p text:style-name="P3">有耐心不怕挫折</text:p>
          </table:table-cell>
          <table:table-cell table:style-name="表格1.C2" office:value-type="string">
            <text:p text:style-name="P3">高一時段考班排25 名，經過兩年的努力到班排第3 名。</text:p>
          </table:table-cell>
        </table:table-row>
        <table:table-row table:style-name="表格1.1">
          <table:covered-table-cell/>
          <table:table-cell table:style-name="表格1.B2" office:value-type="string">
            <text:p text:style-name="P3">統整歸納</text:p>
          </table:table-cell>
          <table:table-cell table:style-name="表格1.C2" office:value-type="string">
            <text:p text:style-name="P3">遇到困難的事件時，我會用心智圖、表格等工具輔助思考，解決問題。</text:p>
          </table:table-cell>
        </table:table-row>
        <table:table-row table:style-name="表格1.1">
          <table:covered-table-cell/>
          <table:table-cell table:style-name="表格1.B2" office:value-type="string">
            <text:p text:style-name="P3">創造力</text:p>
          </table:table-cell>
          <table:table-cell table:style-name="表格1.C2" office:value-type="string">
            <text:p text:style-name="P3">我國中就被巴克球的各種變化深深吸引，我不停的嘗試各種組合、變化，將它組合成各種形狀。</text:p>
          </table:table-cell>
        </table:table-row>
      </table:table>
      <text:p text:style-name="P32"/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table:number-columns-spanned="3" office:value-type="string">
            <text:p text:style-name="P14">學習經歷</text:p>
          </table:table-cell>
          <table:covered-table-cell/>
          <table:covered-table-cell/>
        </table:table-row>
        <table:table-row table:style-name="表格2.2">
          <table:table-cell table:style-name="表格2.A2" office:value-type="string">
            <text:p text:style-name="P25">領域</text:p>
          </table:table-cell>
          <table:table-cell table:style-name="表格2.A2" office:value-type="string">
            <text:p text:style-name="P25">項目</text:p>
          </table:table-cell>
          <table:table-cell table:style-name="表格2.C2" office:value-type="string">
            <text:p text:style-name="P25">說明</text:p>
          </table:table-cell>
        </table:table-row>
        <table:table-row table:style-name="表格2.3">
          <table:table-cell table:style-name="表格2.A18" table:number-rows-spanned="3" office:value-type="string">
            <text:p text:style-name="P18">英文學習</text:p>
          </table:table-cell>
          <table:table-cell table:style-name="表格2.B18" office:value-type="string">
            <text:p text:style-name="P3">多益 825 分藍色證書</text:p>
          </table:table-cell>
          <table:table-cell table:style-name="表格2.C18" table:number-rows-spanned="3" office:value-type="string">
            <text:p text:style-name="P7">英文能力讓我樂意閱讀英文的文章，獲取新知。更可以透過英文與人溝通，拓展視野。</text:p>
          </table:table-cell>
        </table:table-row>
        <table:table-row table:style-name="表格2.3">
          <table:covered-table-cell/>
          <table:table-cell table:style-name="表格2.B18" office:value-type="string">
            <text:p text:style-name="P3">全民英檢中級聽說讀寫通過</text:p>
          </table:table-cell>
          <table:covered-table-cell/>
        </table:table-row>
        <table:table-row table:style-name="表格2.3">
          <table:covered-table-cell/>
          <table:table-cell table:style-name="表格2.B5" office:value-type="string">
            <text:p text:style-name="P4">全民英檢中高級聽說通過</text:p>
          </table:table-cell>
          <table:covered-table-cell/>
        </table:table-row>
        <table:table-row table:style-name="表格2.3">
          <table:table-cell table:style-name="表格2.A11" table:number-rows-spanned="6" office:value-type="string">
            <text:p text:style-name="P6"/>
            <text:p text:style-name="P6">專業學習</text:p>
          </table:table-cell>
          <table:table-cell table:style-name="表格2.B18" office:value-type="string">
            <text:p text:style-name="P3">APCS 檢定</text:p>
          </table:table-cell>
          <table:table-cell table:style-name="表格2.C18" office:value-type="string">
            <text:p text:style-name="P7">高一時取得 APCS 觀念 4 級分，實作 3 級分。</text:p>
          </table:table-cell>
        </table:table-row>
        <table:table-row table:style-name="表格2.3">
          <table:covered-table-cell/>
          <table:table-cell table:style-name="表格2.B18" office:value-type="string">
            <text:p text:style-name="P3">科技倫理</text:p>
          </table:table-cell>
          <table:table-cell table:style-name="表格2.C18" office:value-type="string">
            <text:p text:style-name="P7">在與同學的討論中辯論真理，用批判性的思考進行理性的思辨。</text:p>
          </table:table-cell>
        </table:table-row>
        <table:table-row table:style-name="表格2.3">
          <table:covered-table-cell/>
          <table:table-cell table:style-name="表格2.B18" office:value-type="string">
            <text:p text:style-name="P3">python APCS解題</text:p>
          </table:table-cell>
          <table:table-cell table:style-name="表格2.C18" office:value-type="string">
            <text:p text:style-name="P8">借助程式化的工具解決複雜的數學問題。</text:p>
          </table:table-cell>
        </table:table-row>
        <table:table-row table:style-name="表格2.3">
          <table:covered-table-cell/>
          <table:table-cell table:style-name="表格2.B18" office:value-type="string">
            <text:p text:style-name="P3">嵌入式系統開發</text:p>
          </table:table-cell>
          <table:table-cell table:style-name="表格2.C18" office:value-type="string">
            <text:p text:style-name="P3">4x4x4 LED cube 引起我的電學興趣。</text:p>
          </table:table-cell>
        </table:table-row>
        <table:table-row table:style-name="表格2.3">
          <table:covered-table-cell/>
          <table:table-cell table:style-name="表格2.B18" office:value-type="string">
            <text:p text:style-name="P3">資訊概論成績校排 1%</text:p>
          </table:table-cell>
          <table:table-cell table:style-name="表格2.C11" office:value-type="string">
            <text:p text:style-name="P3">學習電腦程式 C 語言並協助指導同學完成作業。</text:p>
          </table:table-cell>
        </table:table-row>
        <table:table-row table:style-name="表格2.3">
          <table:covered-table-cell/>
          <table:table-cell table:style-name="表格2.B18" office:value-type="string">
            <text:p text:style-name="P3">高三生活科技學期成績 100 分</text:p>
          </table:table-cell>
          <table:table-cell table:style-name="表格2.C11" office:value-type="string">
            <text:p text:style-name="P3">學習 SketchUp 繪圖、雷切機操作、木作加工設備的使用。</text:p>
          </table:table-cell>
        </table:table-row>
        <text:soft-page-break/>
        <table:table-row table:style-name="表格2.3">
          <table:table-cell table:style-name="表格2.A18" table:number-rows-spanned="4" office:value-type="string">
            <text:p text:style-name="P23">社團活動</text:p>
          </table:table-cell>
          <table:table-cell table:style-name="表格2.B18" office:value-type="string">
            <text:p text:style-name="P9">四校聯課總召</text:p>
          </table:table-cell>
          <table:table-cell table:style-name="表格2.C18" office:value-type="string">
            <text:p text:style-name="P9">辦活動的經歷增強我領導統整的能力。</text:p>
          </table:table-cell>
        </table:table-row>
        <table:table-row table:style-name="表格2.3">
          <table:covered-table-cell/>
          <table:table-cell table:style-name="表格2.B18" office:value-type="string">
            <text:p text:style-name="P10">社課講師</text:p>
          </table:table-cell>
          <table:table-cell table:style-name="表格2.C18" table:number-rows-spanned="2" office:value-type="string">
            <text:p text:style-name="P9">教學的經驗讓我不懼怕在人群面前說話，清晰表達自己的思緒，分享我的知識。課程內容包括 <text:span text:style-name="T7">nodejs</text:span> 伺服器、Discord 機器人、MongoDB ，因為備課讓我更仔細深入探究這些技術。</text:p>
          </table:table-cell>
        </table:table-row>
        <table:table-row table:style-name="表格2.14">
          <table:covered-table-cell/>
          <table:table-cell table:style-name="表格2.B18" office:value-type="string">
            <text:p text:style-name="P11">寒暑訓講師</text:p>
          </table:table-cell>
          <table:covered-table-cell/>
        </table:table-row>
        <table:table-row table:style-name="表格2.3">
          <table:covered-table-cell/>
          <table:table-cell table:style-name="表格2.B18" office:value-type="string">
            <text:p text:style-name="P9">社團伺服器維護人</text:p>
          </table:table-cell>
          <table:table-cell table:style-name="表格2.C18" office:value-type="string">
            <text:p text:style-name="P9">伺服器有時會因為種種原因當機，例如過熱、斷線、設定不當，不厭其煩的找出問題並解決。</text:p>
          </table:table-cell>
        </table:table-row>
        <table:table-row table:style-name="表格2.16">
          <table:table-cell table:style-name="表格2.A18" table:number-rows-spanned="3" office:value-type="string">
            <text:p text:style-name="P23">校外活動</text:p>
          </table:table-cell>
          <table:table-cell table:style-name="表格2.B16" office:value-type="string">
            <text:p text:style-name="P12">2019 <text:span text:style-name="T1">SITCON Hour of Code 志工</text:span></text:p>
          </table:table-cell>
          <table:table-cell table:style-name="表格2.C18" office:value-type="string">
            <text:p text:style-name="P13">服務的熱忱，貢獻所學，樂於分享。</text:p>
          </table:table-cell>
        </table:table-row>
        <table:table-row table:style-name="表格2.17">
          <table:covered-table-cell/>
          <table:table-cell table:style-name="表格2.B18" office:value-type="string">
            <text:p text:style-name="P12">中華電信 IoT 營</text:p>
          </table:table-cell>
          <table:table-cell table:style-name="表格2.C18" office:value-type="string">
            <text:p text:style-name="P27">這個營隊讓我深入學習 LCD 顯示器、I2C 通訊、溫濕度感應器、人體偵測器等等，了解可以透過 Arduino 解決日常生活的需求。另外，我們參觀中華電信 5G 行動網路和物連網的模擬場域，相信未來 5G行動網路在 <text:span text:style-name="T8">AI 、智慧生活等等的領域將有大展身手的機會</text:span>。</text:p>
          </table:table-cell>
        </table:table-row>
        <table:table-row table:style-name="表格2.18">
          <table:covered-table-cell/>
          <table:table-cell table:style-name="表格2.B18" office:value-type="string">
            <text:p text:style-name="P12">高中職 AI 競技營</text:p>
          </table:table-cell>
          <table:table-cell table:style-name="表格2.C18" office:value-type="string">
            <text:p text:style-name="P31">這個活動雖然用的技術沒有很難，但是它為我展示 Arduino 的另一種樣貌，雖然我之前有用過 AI2 在這之前我從來沒有將它和 Arduino 結合，再與智慧型手機結合後，<text:span text:style-name="T8">Arduino 變得更加強大</text:span>，不僅可以用手機控制，結合網路之後甚至可以變成簡易板的 IoT 平台。</text:p>
          </table:table-cell>
        </table:table-row>
        <table:table-row table:style-name="表格2.3">
          <table:table-cell table:style-name="表格2.A19" office:value-type="string">
            <text:p text:style-name="P5">特殊表現</text:p>
          </table:table-cell>
          <table:table-cell table:style-name="表格2.B19" office:value-type="string">
            <text:p text:style-name="P24">通報學校資安漏洞</text:p>
          </table:table-cell>
          <table:table-cell table:style-name="表格2.C19" office:value-type="string">
            <text:p text:style-name="P13">主動維護資安，遵守科技倫理。</text:p>
          </table:table-cell>
        </table:table-row>
      </table:table>
      <text:p text:style-name="Text_20_body"/>
      <table:table table:name="表格5" table:style-name="表格5">
        <table:table-column table:style-name="表格5.A"/>
        <table:table-column table:style-name="表格5.B"/>
        <table:table-column table:style-name="表格5.C"/>
        <table:table-row table:style-name="表格5.1">
          <table:table-cell table:style-name="表格5.A1" table:number-rows-spanned="4" office:value-type="string">
            <text:p text:style-name="P16">申請動機</text:p>
          </table:table-cell>
          <table:table-cell table:style-name="表格5.A1" office:value-type="string">
            <text:p text:style-name="P17">個人熱情</text:p>
          </table:table-cell>
          <table:table-cell table:style-name="表格5.C1" office:value-type="string">
            <text:p text:style-name="P17">開拓人類知識的新疆域，接受未知的挑戰、具有積極探索新事物決心。</text:p>
          </table:table-cell>
        </table:table-row>
        <table:table-row table:style-name="表格5.1">
          <table:covered-table-cell/>
          <table:table-cell table:style-name="表格5.B2" office:value-type="string">
            <text:p text:style-name="P17">父親的影響，</text:p>
            <text:p text:style-name="P17">從小接觸各種程式</text:p>
          </table:table-cell>
          <table:table-cell table:style-name="表格5.C2" office:value-type="string">
            <text:p text:style-name="P17">爸爸是外商公司軟體工程師，我時常會和他討論程式上的問題，例如Scratch、AI2、C/C++、python、HTML/CSS/JS、nodejs、bash</text:p>
          </table:table-cell>
        </table:table-row>
        <table:table-row table:style-name="表格5.1">
          <table:covered-table-cell/>
          <table:table-cell table:style-name="表格5.B2" office:value-type="string">
            <text:p text:style-name="P17">讓生活更方便</text:p>
          </table:table-cell>
          <table:table-cell table:style-name="表格5.C2" office:value-type="string">
            <text:p text:style-name="P17">整合爬蟲、伺服器管理、script、社群媒體等技術製作斷電通知程式。</text:p>
          </table:table-cell>
        </table:table-row>
        <table:table-row table:style-name="表格5.1">
          <table:covered-table-cell/>
          <table:table-cell table:style-name="表格5.B2" office:value-type="string">
            <text:p text:style-name="P17">北科優良師資</text:p>
          </table:table-cell>
          <table:table-cell table:style-name="表格5.C2" office:value-type="string">
            <text:p text:style-name="P17">北科與業界合作緊密，提供許多實習機會，令我嚮往。</text:p>
          </table:table-cell>
        </table:table-row>
      </table:table>
      <text:p text:style-name="Text_20_body"/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row table:style-name="表格3.1">
          <table:table-cell table:style-name="表格3.A1" table:number-rows-spanned="6" office:value-type="string">
            <text:p text:style-name="P15">讀書計畫</text:p>
          </table:table-cell>
          <table:table-cell table:style-name="表格3.A1" office:value-type="string">
            <text:p text:style-name="P17">近程</text:p>
          </table:table-cell>
          <table:table-cell table:style-name="表格3.C1" table:number-columns-spanned="2" office:value-type="string">
            <text:p text:style-name="P17"><text:span text:style-name="T2">●</text:span><text:span text:style-name="T3"> </text:span>完成高中微積分課程、達到英文多益 950 分</text:p>
            <text:p text:style-name="P19"><text:span text:style-name="T2">●</text:span><text:span text:style-name="T4"> </text:span>5月到8月參加全國大學先修課程，如微積分、 <text:s text:c="19"/><text:span text:style-name="T6">---</text:span>程式設計</text:p>
          </table:table-cell>
          <table:covered-table-cell/>
        </table:table-row>
        <table:table-row table:style-name="表格3.1">
          <table:covered-table-cell/>
          <table:table-cell table:style-name="表格3.B2" table:number-rows-spanned="4" office:value-type="string">
            <text:p text:style-name="P2">中程</text:p>
          </table:table-cell>
          <table:table-cell table:style-name="表格3.B2" office:value-type="string">
            <text:p text:style-name="P20">專業能力</text:p>
          </table:table-cell>
          <table:table-cell table:style-name="表格3.D2" office:value-type="string">
            <text:p text:style-name="P22">從電資學院內課程出發探索，以資訊工程系為主要目標，修習相關課程：數位邏輯設計、電子學、離散數學、資料結構、資料庫系統、計算機網路、編譯器原理</text:p>
          </table:table-cell>
        </table:table-row>
        <table:table-row table:style-name="表格3.1">
          <table:covered-table-cell/>
          <table:covered-table-cell/>
          <table:table-cell table:style-name="表格3.B2" office:value-type="string">
            <text:p text:style-name="P17">檢定證照</text:p>
          </table:table-cell>
          <table:table-cell table:style-name="表格3.D2" office:value-type="string">
            <text:p text:style-name="P20">多益 950 分、CPE 專業級以上、GCP雲端架構師證照</text:p>
          </table:table-cell>
        </table:table-row>
        <table:table-row table:style-name="表格3.1">
          <table:covered-table-cell/>
          <table:covered-table-cell/>
          <table:table-cell table:style-name="表格3.B2" office:value-type="string">
            <text:p text:style-name="P17">休閒生活</text:p>
          </table:table-cell>
          <table:table-cell table:style-name="表格3.D2" office:value-type="string">
            <text:p text:style-name="P21">持續運動，例如：桌球、羽球</text:p>
            <text:p text:style-name="P21">閱讀雜誌、參加校園講座</text:p>
          </table:table-cell>
        </table:table-row>
        <table:table-row table:style-name="表格3.1">
          <table:covered-table-cell/>
          <table:covered-table-cell/>
          <table:table-cell table:style-name="表格3.B2" office:value-type="string">
            <text:p text:style-name="P17">其它</text:p>
          </table:table-cell>
          <table:table-cell table:style-name="表格3.D2" office:value-type="string">
            <text:p text:style-name="P17">參加企業實習計畫（Dcard、Google）</text:p>
          </table:table-cell>
        </table:table-row>
        <table:table-row table:style-name="表格3.1">
          <table:covered-table-cell/>
          <table:table-cell table:style-name="表格3.B2" office:value-type="string">
            <text:p text:style-name="P20">遠程</text:p>
          </table:table-cell>
          <table:table-cell table:style-name="表格3.D2" table:number-columns-spanned="2" office:value-type="string">
            <text:p text:style-name="P26"><text:span text:style-name="T5">●</text:span><text:span text:style-name="T4"> </text:span>研究所精進知能，充實學業</text:p>
            <text:p text:style-name="P26"><text:span text:style-name="T5">●</text:span><text:span text:style-name="T4"> </text:span>從事軟體工程師相關工作</text:p>
            <text:p text:style-name="P26"><text:span text:style-name="T5">●</text:span><text:span text:style-name="T4"> </text:span>回饋社會，將所學整理成教學文章、影片分享</text:p>
          </table:table-cell>
          <table:covered-table-cell/>
        </table:table-row>
      </table:table>
      <text:p text:style-name="P30"/>
      <text:p text:style-name="P28">感謝教授的翻閱及指導，您辛苦了！</text:p>
      <text:p text:style-name="P29">我是陳宏彰，我準備好了！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/>
    <style:font-face style:name="jf open 粉圓 1.13" svg:font-family="'jf open 粉圓 1.1'"/>
    <style:font-face style:name="Noto Sans CJK TC1" svg:font-family="'Noto Sans CJK TC'" style:font-family-generic="swiss"/>
    <style:font-face style:name="Liberation Mono" svg:font-family="'Liberation Mono'" style:font-family-generic="modern" style:font-pitch="fixed"/>
    <style:font-face style:name="Noto Sans Mono CJK TC" svg:font-family="'Noto Sans Mono CJK TC'" style:font-family-generic="modern" style:font-pitch="fixed"/>
    <style:font-face style:name="jf open 粉圓 1.12" svg:font-family="'jf open 粉圓 1.1'" style:font-pitch="variable"/>
    <style:font-face style:name="jf open 粉圓 1.11" svg:font-family="'jf open 粉圓 1.1'" style:font-adornments="粗體" style:font-pitch="variable"/>
    <style:font-face style:name="jf open 粉圓 1.1" svg:font-family="'jf open 粉圓 1.1'" style:font-adornments="義式粗斜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draw:fill-image draw:name="Bitmap_20_5" draw:display-name="Bitmap 5" xlink:href="Pictures/1000020100000096000000965513D7A37BF3C7DC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50%" style:page-number="auto"/>
      <style:text-properties style:font-name="jf open 粉圓 1.12" fo:font-family="'jf open 粉圓 1.1'" style:font-pitch="variable" fo:font-size="14pt" style:font-name-asian="jf open 粉圓 1.12" style:font-family-asian="'jf open 粉圓 1.1'" style:font-pitch-asian="variable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  <style:text-properties fo:font-size="20pt" style:font-size-asian="20pt"/>
    </style:style>
    <style:style style:name="Heading_20_2" style:display-name="Heading 2" style:family="paragraph" style:parent-style-name="Heading" style:next-style-name="Text_20_body" style:auto-update="true" style:default-outline-level="2" style:list-style-name="" style:class="text" style:master-page-name="">
      <style:paragraph-properties fo:margin-top="0.55cm" fo:margin-bottom="0.409cm" loext:contextual-spacing="false" fo:text-align="center" style:justify-single-word="false" style:page-number="auto">
        <style:tab-stops/>
      </style:paragraph-properties>
      <style:text-properties fo:color="#2a9d8f" style:font-name="jf open 粉圓 1.1" fo:font-family="'jf open 粉圓 1.1'" style:font-style-name="義式粗斜體" style:font-pitch="variable" fo:font-size="24pt" fo:font-style="normal" fo:font-weight="normal" style:font-name-asian="jf open 粉圓 1.11" style:font-family-asian="'jf open 粉圓 1.1'" style:font-style-name-asian="粗體" style:font-pitch-asian="variable" style:font-size-asian="24pt" style:font-weight-asian="normal" style:font-name-complex="Noto Sans CJK TC" style:font-family-complex="'Noto Sans CJK TC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5cm" fo:margin-bottom="0.51cm" loext:contextual-spacing="false"/>
      <style:text-properties fo:color="#2a9d8f" style:font-name="jf open 粉圓 1.11" fo:font-family="'jf open 粉圓 1.1'" style:font-style-name="粗體" style:font-pitch="variable" fo:font-size="21pt" fo:font-weight="normal" style:font-name-asian="jf open 粉圓 1.11" style:font-family-asian="'jf open 粉圓 1.1'" style:font-style-name-asian="粗體" style:font-pitch-asian="variable" style:font-size-asian="21pt" style:font-weight-asian="normal" style:font-name-complex="Noto Sans CJK TC" style:font-family-complex="'Noto Sans CJK TC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cm" fo:margin-bottom="0.51cm" loext:contextual-spacing="false"/>
      <style:text-properties fo:color="#2a9d8f" style:font-name="jf open 粉圓 1.1" fo:font-family="'jf open 粉圓 1.1'" style:font-style-name="義式粗斜體" style:font-pitch="variable" fo:font-size="20pt" fo:font-style="normal" fo:font-weight="normal" style:font-name-asian="jf open 粉圓 1.11" style:font-family-asian="'jf open 粉圓 1.1'" style:font-style-name-asian="粗體" style:font-pitch-asian="variable" style:font-size-asian="20pt" style:font-weight-asian="normal" style:font-name-complex="Noto Sans CJK TC" style:font-family-complex="'Noto Sans CJK TC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cm" fo:margin-bottom="0.51cm" loext:contextual-spacing="false"/>
      <style:text-properties fo:color="#2a9d8f" style:font-name="jf open 粉圓 1.1" fo:font-family="'jf open 粉圓 1.1'" style:font-style-name="義式粗斜體" style:font-pitch="variable" fo:font-size="16pt" fo:font-style="normal" fo:font-weight="bold" style:font-name-asian="jf open 粉圓 1.11" style:font-family-asian="'jf open 粉圓 1.1'" style:font-style-name-asian="粗體" style:font-pitch-asian="variable" style:font-size-asian="16pt" style:font-weight-asian="bold" style:font-name-complex="Noto Sans CJK TC" style:font-family-complex="'Noto Sans CJK TC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line-height="150%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TC" style:font-family-asian="'Noto Sans Mono CJK T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4T11:41:50.397988423</meta:creation-date>
    <dc:date>2021-04-05T21:09:09.651996528</dc:date>
    <meta:editing-duration>PT2H6M33S</meta:editing-duration>
    <meta:editing-cycles>21</meta:editing-cycles>
    <meta:generator>LibreOffice/6.4.6.2$Linux_X86_64 LibreOffice_project/40$Build-2</meta:generator>
    <meta:document-statistic meta:table-count="4" meta:image-count="0" meta:object-count="0" meta:page-count="3" meta:paragraph-count="80" meta:word-count="1276" meta:character-count="1525" meta:non-whitespace-character-count="1441"/>
  </office:meta>
</office:document-meta>
</file>